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daed" officeooo:paragraph-rsid="0005daed" style:font-weight-asian="bold" style:font-weight-complex="bold"/>
    </style:style>
    <style:style style:name="P2" style:family="paragraph" style:parent-style-name="Standard" style:list-style-name="L4">
      <style:text-properties fo:font-weight="bold" officeooo:rsid="0005daed" officeooo:paragraph-rsid="0005daed" style:font-weight-asian="bold" style:font-weight-complex="bold"/>
    </style:style>
    <style:style style:name="P3" style:family="paragraph" style:parent-style-name="Standard" style:list-style-name="L4">
      <style:text-properties fo:font-weight="bold" officeooo:rsid="00075ad6" officeooo:paragraph-rsid="00075ad6" style:font-weight-asian="bold" style:font-weight-complex="bold"/>
    </style:style>
    <style:style style:name="P4" style:family="paragraph" style:parent-style-name="Standard">
      <style:text-properties fo:font-weight="normal" officeooo:rsid="0005daed" officeooo:paragraph-rsid="0005daed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5daed" officeooo:paragraph-rsid="0005daed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5daed" officeooo:paragraph-rsid="0005daed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5daed" officeooo:paragraph-rsid="0005daed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075ad6" officeooo:paragraph-rsid="00075ad6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75ad6" officeooo:paragraph-rsid="00075ad6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75ad6" officeooo:paragraph-rsid="00075ad6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weight="bold" officeooo:rsid="0005daed" officeooo:paragraph-rsid="0005dae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5ad6" style:font-weight-asian="normal" style:font-weight-complex="normal"/>
    </style:style>
    <style:style style:name="T3" style:family="text">
      <style:text-properties officeooo:rsid="00075a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Object</text:p>
      <text:list xml:id="list5737331056955987843" text:style-name="L1">
        <text:list-item>
          <text:p text:style-name="P5">Data</text:p>
          <text:list>
            <text:list-item>
              <text:p text:style-name="P5">Size of Map</text:p>
            </text:list-item>
            <text:list-item>
              <text:p text:style-name="P5">Number of Attempts to place room</text:p>
            </text:list-item>
            <text:list-item>
              <text:p text:style-name="P5">Map</text:p>
              <text:list>
                <text:list-item>
                  <text:p text:style-name="P5">Rooms</text:p>
                  <text:list>
                    <text:list-item>
                      <text:p text:style-name="P5">Traps</text:p>
                    </text:list-item>
                    <text:list-item>
                      <text:p text:style-name="P5">Encounter</text:p>
                      <text:list>
                        <text:list-item>
                          <text:p text:style-name="P5">Combatants</text:p>
                        </text:list-item>
                        <text:list-item>
                          <text:p text:style-name="P5">XP</text:p>
                        </text:list-item>
                        <text:list-item>
                          <text:p text:style-name="P5">Loot</text:p>
                        </text:list-item>
                      </text:list>
                    </text:list-item>
                  </text:list>
                </text:list-item>
                <text:list-item>
                  <text:p text:style-name="P5">Halls</text:p>
                </text:list-item>
              </text:list>
            </text:list-item>
          </text:list>
        </text:list-item>
        <text:list-item>
          <text:p text:style-name="P5">Functions</text:p>
          <text:list>
            <text:list-item>
              <text:p text:style-name="P5">Get User Data</text:p>
            </text:list-item>
            <text:list-item>
              <text:p text:style-name="P5">Create Map</text:p>
            </text:list-item>
            <text:list-item>
              <text:p text:style-name="P10">Export Encounter</text:p>
            </text:list-item>
          </text:list>
        </text:list-item>
      </text:list>
      <text:p text:style-name="P4"/>
      <text:p text:style-name="P1">Map Object</text:p>
      <text:list xml:id="list211553167084983022" text:style-name="L2">
        <text:list-item>
          <text:p text:style-name="P6">Data</text:p>
          <text:list>
            <text:list-item>
              <text:p text:style-name="P6">Map Size</text:p>
              <text:list>
                <text:list-item>
                  <text:p text:style-name="P9">Rooms should not be too large or too small</text:p>
                </text:list-item>
              </text:list>
            </text:list-item>
            <text:list-item>
              <text:p text:style-name="P6">Rooms – <text:span text:style-name="T3">See Room Object</text:span></text:p>
              <text:list>
                <text:list-item>
                  <text:p text:style-name="P6">Encounter</text:p>
                  <text:list>
                    <text:list-item>
                      <text:p text:style-name="P6">Combatants</text:p>
                    </text:list-item>
                    <text:list-item>
                      <text:p text:style-name="P6">XP</text:p>
                    </text:list-item>
                    <text:list-item>
                      <text:p text:style-name="P6">Loot</text:p>
                    </text:list-item>
                  </text:list>
                </text:list-item>
              </text:list>
            </text:list-item>
            <text:list-item>
              <text:p text:style-name="P6">Halls</text:p>
            </text:list-item>
          </text:list>
        </text:list-item>
        <text:list-item>
          <text:p text:style-name="P6">Functions</text:p>
          <text:list>
            <text:list-item>
              <text:p text:style-name="P6">Derive Room Size Range</text:p>
              <text:list>
                <text:list-item>
                  <text:p text:style-name="P9">What is the appropriate size for a room</text:p>
                </text:list-item>
              </text:list>
            </text:list-item>
            <text:list-item>
              <text:p text:style-name="P6">Place Rooms</text:p>
              <text:list>
                <text:list-item>
                  <text:p text:style-name="P9">Create all rooms and place them</text:p>
                </text:list-item>
              </text:list>
            </text:list-item>
            <text:list-item>
              <text:p text:style-name="P6">Fill Rooms</text:p>
              <text:list>
                <text:list-item>
                  <text:p text:style-name="P9">Populate place rooms at end</text:p>
                </text:list-item>
              </text:list>
            </text:list-item>
            <text:list-item>
              <text:p text:style-name="P6">Draw Halls</text:p>
              <text:list>
                <text:list-item>
                  <text:p text:style-name="P9">Draw halls connecting the rooms</text:p>
                </text:list-item>
              </text:list>
            </text:list-item>
          </text:list>
        </text:list-item>
      </text:list>
      <text:p text:style-name="P4"/>
      <text:p text:style-name="P1"/>
      <text:p text:style-name="P11">Room Object</text:p>
      <text:list xml:id="list639047668933429388" text:style-name="L3">
        <text:list-item>
          <text:p text:style-name="P7">Data</text:p>
          <text:list>
            <text:list-item>
              <text:p text:style-name="P7">Room Size</text:p>
              <text:list>
                <text:list-item>
                  <text:p text:style-name="P8">how big is room</text:p>
                </text:list-item>
              </text:list>
            </text:list-item>
            <text:list-item>
              <text:p text:style-name="P7">Encounter – <text:span text:style-name="T3">See Encounter Object</text:span></text:p>
              <text:list>
                <text:list-item>
                  <text:p text:style-name="P7">Combatants</text:p>
                </text:list-item>
                <text:list-item>
                  <text:p text:style-name="P7">XP</text:p>
                </text:list-item>
                <text:list-item>
                  <text:p text:style-name="P7">Loot</text:p>
                </text:list-item>
              </text:list>
            </text:list-item>
          </text:list>
        </text:list-item>
        <text:list-item>
          <text:p text:style-name="P7">Function</text:p>
          <text:list>
            <text:list-item>
              <text:p text:style-name="P8">Return X</text:p>
            </text:list-item>
            <text:list-item>
              <text:p text:style-name="P8">Return Y</text:p>
            </text:list-item>
            <text:list-item>
              <text:p text:style-name="P7">Create Encounter</text:p>
            </text:list-item>
          </text:list>
        </text:list-item>
      </text:list>
      <text:p text:style-name="P4"/>
      <text:p text:style-name="P1">Encounter Object</text:p>
      <text:list xml:id="list225306794385812926" text:style-name="L4">
        <text:list-item>
          <text:p text:style-name="P2"><text:span text:style-name="T1">Data</text:span></text:p>
          <text:list>
            <text:list-item>
              <text:p text:style-name="P2"><text:span text:style-name="T1">Room Size</text:span></text:p>
              <text:list>
                <text:list-item>
                  <text:p text:style-name="P3"><text:span text:style-name="T1">Monsters should take up half room space or less</text:span></text:p>
                </text:list-item>
              </text:list>
            </text:list-item>
            <text:list-item>
              <text:p text:style-name="P2"><text:span text:style-name="T1">CR Range</text:span></text:p>
              <text:list>
                <text:list-item>
                  <text:p text:style-name="P3"><text:span text:style-name="T1">Monsters should be appropriate difficulty level</text:span></text:p>
                </text:list-item>
              </text:list>
            </text:list-item>
            <text:list-item>
              <text:p text:style-name="P2"><text:span text:style-name="T1">Monster List</text:span></text:p>
              <text:list>
                <text:list-item>
                  <text:p text:style-name="P3"><text:span text:style-name="T1">Should know where to get monsters and difficulty level from</text:span></text:p>
                </text:list-item>
              </text:list>
            </text:list-item>
            <text:list-item>
              <text:p text:style-name="P2"><text:span text:style-name="T1">Loot </text:span><text:span text:style-name="T2">Table</text:span></text:p>
              <text:list>
                <text:list-item>
                  <text:p text:style-name="P3"><text:span text:style-name="T1">Should know how to calculate loot</text:span></text:p>
                </text:list-item>
              </text:list>
            </text:list-item>
            <text:list-item>
              <text:p text:style-name="P2"><text:span text:style-name="T1">Loot</text:span></text:p>
            </text:list-item>
            <text:list-item>
              <text:p text:style-name="P2"><text:span text:style-name="T1">Combatants</text:span></text:p>
              <text:list>
                <text:list-item>
                  <text:p text:style-name="P3"><text:span text:style-name="T1">List of monsters</text:span></text:p>
                </text:list-item>
              </text:list>
            </text:list-item>
            <text:list-item>
              <text:p text:style-name="P2"><text:span text:style-name="T1">XP</text:span></text:p>
              <text:list>
                <text:list-item>
                  <text:p text:style-name="P3"><text:span text:style-name="T1">XP awarded to party</text:span></text:p>
                </text:list-item>
              </text:list>
            </text:list-item>
          </text:list>
        </text:list-item>
        <text:list-item>
          <text:p text:style-name="P2"><text:span text:style-name="T1">Functions</text:span></text:p>
          <text:list>
            <text:list-item>
              <text:p text:style-name="P2"><text:span text:style-name="T1">Get Monsters</text:span></text:p>
              <text:list>
                <text:list-item>
                  <text:p text:style-name="P3"><text:span text:style-name="T1">populate encounter with monsters</text:span></text:p>
                </text:list-item>
              </text:list>
            </text:list-item>
            <text:list-item>
              <text:p text:style-name="P2"><text:span text:style-name="T1">Get Loot</text:span></text:p>
              <text:list>
                <text:list-item>
                  <text:p text:style-name="P3"><text:span text:style-name="T1">calculate loot from loot tabl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3:10:02.904232362</meta:creation-date>
    <dc:date>2017-07-07T13:27:09.672982669</dc:date>
    <meta:editing-duration>PT6M6S</meta:editing-duration>
    <meta:editing-cycles>1</meta:editing-cycles>
    <meta:document-statistic meta:table-count="0" meta:image-count="0" meta:object-count="0" meta:page-count="2" meta:paragraph-count="67" meta:word-count="238" meta:character-count="1035" meta:non-whitespace-character-count="925"/>
    <meta:generator>LibreOffice/5.1.6.2$Linux_X86_64 LibreOffice_project/10m0$Build-2</meta:generator>
  </office:meta>
</office:document-meta>
</file>